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padding="0.049cm" fo:border-left="none" fo:border-right="none" fo:border-top="0.99pt solid #000000" fo:border-bottom="none" style:shadow="none"/>
      <style:text-properties officeooo:rsid="00146e79" officeooo:paragraph-rsid="00146e79"/>
    </style:style>
    <style:style style:name="P3" style:family="paragraph" style:parent-style-name="Standard">
      <style:paragraph-properties fo:text-align="justify" style:justify-single-word="false"/>
      <style:text-properties officeooo:rsid="00146e79" officeooo:paragraph-rsid="00146e79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46e79" officeooo:paragraph-rsid="00146e7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c76dd" officeooo:paragraph-rsid="00146e7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c76dd" officeooo:paragraph-rsid="00265e1f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c76dd" officeooo:paragraph-rsid="002701eb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65e1f" officeooo:paragraph-rsid="00265e1f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officeooo:rsid="001c76dd" officeooo:paragraph-rsid="00265e1f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officeooo:rsid="00265e1f" officeooo:paragraph-rsid="00265e1f" style:font-style-asian="normal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65e1f" officeooo:paragraph-rsid="00265e1f"/>
    </style:style>
    <style:style style:name="T1" style:family="text">
      <style:text-properties officeooo:rsid="001605b0"/>
    </style:style>
    <style:style style:name="T2" style:family="text">
      <style:text-properties officeooo:rsid="00265e1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5e1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701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Big</text:span><text:span text:style-name="T3"> </text:span><text:span text:style-name="T4">Picture</text:span><text:span text:style-name="T3"> </text:span><text:span text:style-name="T4">Goal</text:span> (<text:span text:style-name="T2">BPG</text:span>) <text:span text:style-name="T1">para o planejamento<text:line-break/>da disciplina ______________________________</text:span></text:p>
      <text:p text:style-name="P3"/>
      <text:p text:style-name="P5"/>
      <text:h text:style-name="Heading_20_1" text:outline-level="1">1. Orientação</text:h>
      <text:p text:style-name="P8">a) Por que os estudantes estão matriculados no curso (major/minor, strictu/lato sensu)?</text:p>
      <text:list xml:id="list8214746725097116027" text:style-name="L1">
        <text:list-item>
          <text:p text:style-name="P10">Ignore coisas comuns e superfluas, do tipo: conseguir um emprego, passar no exame XYZ, conseguir estágio, etc.</text:p>
        </text:list-item>
        <text:list-item>
          <text:p text:style-name="P10">Pense de modo geral e amplo, mas com profundidade</text:p>
        </text:list-item>
        <text:list-item>
          <text:p text:style-name="P10">Pense a longo prazo</text:p>
        </text:list-item>
        <text:list-item>
          <text:p text:style-name="P11"><text:span text:style-name="T5">O que os estudantes </text:span><text:span text:style-name="T3">realmente</text:span><text:span text:style-name="T5"> querem ao se formarem?</text:span></text:p>
        </text:list-item>
      </text:list>
      <text:p text:style-name="P8"/>
      <text:p text:style-name="P8"/>
      <text:p text:style-name="P8"/>
      <text:p text:style-name="P8"/>
      <text:p text:style-name="P8">b) Por que os estudantes precisam da disciplina?</text:p>
      <text:p text:style-name="P8"/>
      <text:p text:style-name="P8"/>
      <text:p text:style-name="P8"/>
      <text:p text:style-name="P8"/>
      <text:h text:style-name="Heading_20_1" text:outline-level="1">2. BPG pré-curso</text:h>
      <text:p text:style-name="P8">a) Escreva o BPG para a disciplina (1 sentença!). <text:span text:style-name="T6">Ex.: Meus estudantes estão matriculados em XXX porque eles querem YYY e ser capazes de ZZZ.</text:span></text:p>
      <text:p text:style-name="P9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7">________________________________________________________________________________</text:p>
      <text:p text:style-name="P7"/>
      <text:p text:style-name="P7">________________________________________________________________________________</text:p>
      <text:p text:style-name="P8"/>
      <text:p text:style-name="P7">________________________________________________________________________________</text:p>
      <text:p text:style-name="P7"/>
      <text:p text:style-name="P7">________________________________________________________________________________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padding="0.049cm" fo:border-left="none" fo:border-right="none" fo:border-top="0.99pt solid #000000" fo:border-bottom="none" style:shadow="none"/>
      <style:text-properties officeooo:rsid="00146e79" officeooo:paragraph-rsid="00146e79"/>
    </style:style>
    <style:style style:name="MT1" style:family="text">
      <style:text-properties officeooo:rsid="001605b0"/>
    </style:style>
    <style:style style:name="MT2" style:family="text">
      <style:text-properties officeooo:rsid="00265e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1</text:page-count></text:p>
      </style:header>
      <style:footer>
        <text:p text:style-name="MP2"><text:span text:style-name="MT1">Por: </text:span>Abrantes Araújo Silva Filho<text:tab/><text:span text:style-name="MT2">BPG: versão 1</text:span><text:tab/>abrantesasf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11:29.386137632</meta:creation-date>
    <meta:editing-duration>PT3M48S</meta:editing-duration>
    <meta:editing-cycles>6</meta:editing-cycles>
    <meta:generator>LibreOffice/5.1.6.2$Linux_X86_64 LibreOffice_project/10m0$Build-2</meta:generator>
    <dc:subject>Planejamento de disciplina</dc:subject>
    <dc:title>Big Picture Goal (BPG) para o planejamento da disciplina</dc:title>
    <meta:initial-creator>Abrantes Araújo Silva Filho</meta:initial-creator>
    <dc:date>2018-05-15T18:35:50.499554139</dc:date>
    <dc:creator>Abrantes Araújo Silva Filho</dc:creator>
    <meta:keyword>big picture goal</meta:keyword>
    <meta:keyword>bpg</meta:keyword>
    <meta:keyword>plano de aula</meta:keyword>
    <meta:document-statistic meta:table-count="0" meta:image-count="0" meta:object-count="0" meta:page-count="1" meta:paragraph-count="21" meta:word-count="122" meta:character-count="1417" meta:non-whitespace-character-count="1320"/>
    <meta:user-defined meta:name="Owner">Abrantes Araújo Silva Filho</meta:user-defined>
  </office:meta>
</office:document-meta>
</file>